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1.49pt"/>
    </style:style>
    <style:style style:name="co2" style:family="table-column">
      <style:table-column-properties fo:break-before="auto" style:column-width="98.31pt"/>
    </style:style>
    <style:style style:name="co3" style:family="table-column">
      <style:table-column-properties fo:break-before="auto" style:column-width="79.06pt"/>
    </style:style>
    <style:style style:name="co4" style:family="table-column">
      <style:table-column-properties fo:break-before="auto" style:column-width="74.81pt"/>
    </style:style>
    <style:style style:name="co5" style:family="table-column">
      <style:table-column-properties fo:break-before="auto" style:column-width="65.2pt"/>
    </style:style>
    <style:style style:name="co6" style:family="table-column">
      <style:table-column-properties fo:break-before="auto" style:column-width="70.61pt"/>
    </style:style>
    <style:style style:name="co7" style:family="table-column">
      <style:table-column-properties fo:break-before="auto" style:column-width="61.51pt"/>
    </style:style>
    <style:style style:name="co8" style:family="table-column">
      <style:table-column-properties fo:break-before="auto" style:column-width="72.9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e6e6ff" fo:border="0.06pt solid #999999"/>
    </style:style>
    <style:style style:name="ce2" style:family="table-cell" style:parent-style-name="Default" style:data-style-name="N61">
      <style:table-cell-properties fo:background-color="#e6e6ff" fo:border="0.06pt solid #999999"/>
    </style:style>
    <style:style style:name="ce3" style:family="table-cell" style:parent-style-name="Default">
      <style:table-cell-properties fo:background-color="#dddddd" fo:border="0.06pt solid #ffffff"/>
    </style:style>
    <style:style style:name="ce4" style:family="table-cell" style:parent-style-name="Default">
      <style:map style:condition="cell-content()&gt;0.9" style:apply-style-name="Green" style:base-cell-address="Sheet1.F30"/>
    </style:style>
    <style:style style:name="ce5" style:family="table-cell" style:parent-style-name="Default">
      <style:map style:condition="cell-content()&gt;0.9" style:apply-style-name="Green" style:base-cell-address="Sheet1.F31"/>
    </style:style>
    <style:style style:name="ce6" style:family="table-cell" style:parent-style-name="Default">
      <style:map style:condition="cell-content()&gt;0.9" style:apply-style-name="Green" style:base-cell-address="Sheet1.F32"/>
    </style:style>
    <style:style style:name="ce7" style:family="table-cell" style:parent-style-name="Default">
      <style:map style:condition="cell-content()&gt;0.9" style:apply-style-name="Green" style:base-cell-address="Sheet1.F33"/>
    </style:style>
    <style:style style:name="ce8" style:family="table-cell" style:parent-style-name="Default">
      <style:table-cell-properties fo:background-color="#dddddd" fo:border="0.06pt solid #ffffff"/>
      <style:map style:condition="cell-content()&gt;0.9" style:apply-style-name="Green" style:base-cell-address="Sheet1.G2"/>
    </style:style>
    <style:style style:name="ce9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71.94pt" svg:height="146.89pt" svg:x="725.02pt" svg:y="4.59pt">
            <loext:p draw:notify-on-update-of-ranges="Sheet1.C3:Sheet1.C22 Sheet1.G2:Sheet1.G2 Sheet1.G3:Sheet1.G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6.77pt" svg:height="197.52pt" svg:x="724.9pt" svg:y="168.89pt">
            <loext:p draw:notify-on-update-of-ranges="Sheet1.C2:Sheet1.C29 Sheet1.I2:Sheet1.I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9"/>
        <table:table-column table:style-name="co8" table:default-cell-style-name="ce3"/>
        <table:table-row table:style-name="ro1">
          <table:table-cell table:style-name="ce1" office:value-type="string" calcext:value-type="string">
            <text:p>BandWidth (MB/s)</text:p>
          </table:table-cell>
          <table:table-cell table:style-name="ce1" office:value-type="float" office:value="1024" calcext:value-type="float">
            <text:p>1024</text:p>
          </table:table-cell>
          <table:table-cell table:style-name="ce3" office:value-type="string" calcext:value-type="string">
            <text:p>User Data (MB)</text:p>
          </table:table-cell>
          <table:table-cell table:style-name="ce3" office:value-type="string" calcext:value-type="string">
            <text:p>Checksum</text:p>
          </table:table-cell>
          <table:table-cell table:style-name="ce3" office:value-type="string" calcext:value-type="string">
            <text:p>Metadata (MB)</text:p>
          </table:table-cell>
          <table:table-cell table:style-name="ce3" office:value-type="string" calcext:value-type="string">
            <text:p>Packet Size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Throughput</text:p>
          </table:table-cell>
          <table:table-cell office:value-type="string" calcext:value-type="string">
            <text:p>Time Required</text:p>
          </table:table-cell>
        </table:table-row>
        <table:table-row table:style-name="ro1">
          <table:table-cell table:style-name="ce1" office:value-type="string" calcext:value-type="string">
            <text:p>SizeToMax (MB)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C2]*0.25" office:value-type="float" office:value="0.00025" calcext:value-type="float">
            <text:p>0.00025</text:p>
          </table:table-cell>
          <table:table-cell table:formula="of:=[.C2]*([.$B$6])" office:value-type="float" office:value="0.00003" calcext:value-type="float">
            <text:p>0.00003</text:p>
          </table:table-cell>
          <table:table-cell table:formula="of:=[.C2]+([.$B$5]) +[.E2] + [.D2]" office:value-type="float" office:value="0.00228" calcext:value-type="float">
            <text:p>0.00228</text:p>
          </table:table-cell>
          <table:table-cell table:formula="of:=IF([.C2]&lt;([.$B$2]);0.5 * [.C2] / ([.$B$2]);((0.5*([.$B$2])) + ([.C2]-([.$B$2])))/[.C2])" office:value-type="float" office:value="0.0005" calcext:value-type="float">
            <text:p>0.0005</text:p>
          </table:table-cell>
          <table:table-cell table:formula="of:=+[.G2]*([.$B$1])" office:value-type="float" office:value="0.512" calcext:value-type="float">
            <text:p>0.51</text:p>
          </table:table-cell>
          <table:table-cell table:formula="of:=([.$B$3])+([.$B$4])+[.C2]/[.H2]" office:value-type="float" office:value="21.001953125" calcext:value-type="float">
            <text:p>21.001953125</text:p>
          </table:table-cell>
        </table:table-row>
        <table:table-row table:style-name="ro1">
          <table:table-cell table:style-name="ce1" office:value-type="string" calcext:value-type="string">
            <text:p>Ping Latency (ms)</text:p>
          </table:table-cell>
          <table:table-cell table:style-name="ce1" office:value-type="float" office:value="1" calcext:value-type="float">
            <text:p>1</text:p>
          </table:table-cell>
          <table:table-cell table:formula="of:=[.C2]*2" office:value-type="float" office:value="0.002" calcext:value-type="float">
            <text:p>0.002</text:p>
          </table:table-cell>
          <table:table-cell table:formula="of:=[.C3]*0.25" office:value-type="float" office:value="0.0005" calcext:value-type="float">
            <text:p>0.0005</text:p>
          </table:table-cell>
          <table:table-cell table:formula="of:=[.C3]*([.$B$6])" office:value-type="float" office:value="0.00006" calcext:value-type="float">
            <text:p>0.00006</text:p>
          </table:table-cell>
          <table:table-cell table:formula="of:=[.C3]+([.$B$5]) +[.E3] + [.D3]" office:value-type="float" office:value="0.00356" calcext:value-type="float">
            <text:p>0.00356</text:p>
          </table:table-cell>
          <table:table-cell table:formula="of:=IF([.C3]&lt;([.$B$2]);0.5 * [.C3] / ([.$B$2]);((0.5*([.$B$2])) + ([.C3]-([.$B$2])))/[.C3])" office:value-type="float" office:value="0.001" calcext:value-type="float">
            <text:p>0.001</text:p>
          </table:table-cell>
          <table:table-cell table:formula="of:=+[.G3]*([.$B$1])" office:value-type="float" office:value="1.024" calcext:value-type="float">
            <text:p>1.02</text:p>
          </table:table-cell>
          <table:table-cell table:formula="of:=([.$B$3])+([.$B$4])+[.C3]/[.H3]" office:value-type="float" office:value="21.001953125" calcext:value-type="float">
            <text:p>21.001953125</text:p>
          </table:table-cell>
        </table:table-row>
        <table:table-row table:style-name="ro1">
          <table:table-cell table:style-name="ce1" office:value-type="string" calcext:value-type="string">
            <text:p>NVMe Latency (ms)</text:p>
          </table:table-cell>
          <table:table-cell table:style-name="ce1" office:value-type="float" office:value="20" calcext:value-type="float">
            <text:p>20</text:p>
          </table:table-cell>
          <table:table-cell table:formula="of:=[.C3]*2" office:value-type="float" office:value="0.004" calcext:value-type="float">
            <text:p>0.004</text:p>
          </table:table-cell>
          <table:table-cell table:formula="of:=[.C4]*0.25" office:value-type="float" office:value="0.001" calcext:value-type="float">
            <text:p>0.001</text:p>
          </table:table-cell>
          <table:table-cell table:formula="of:=[.C4]*([.$B$6])" office:value-type="float" office:value="0.00012" calcext:value-type="float">
            <text:p>0.00012</text:p>
          </table:table-cell>
          <table:table-cell table:formula="of:=[.C4]+([.$B$5]) +[.E4] + [.D4]" office:value-type="float" office:value="0.00612" calcext:value-type="float">
            <text:p>0.00612</text:p>
          </table:table-cell>
          <table:table-cell table:formula="of:=IF([.C4]&lt;([.$B$2]);0.5 * [.C4] / ([.$B$2]);((0.5*([.$B$2])) + ([.C4]-([.$B$2])))/[.C4])" office:value-type="float" office:value="0.002" calcext:value-type="float">
            <text:p>0.002</text:p>
          </table:table-cell>
          <table:table-cell table:formula="of:=+[.G4]*([.$B$1])" office:value-type="float" office:value="2.048" calcext:value-type="float">
            <text:p>2.05</text:p>
          </table:table-cell>
          <table:table-cell table:formula="of:=([.$B$3])+([.$B$4])+[.C4]/[.H4]" office:value-type="float" office:value="21.001953125" calcext:value-type="float">
            <text:p>21.001953125</text:p>
          </table:table-cell>
        </table:table-row>
        <table:table-row table:style-name="ro1">
          <table:table-cell table:style-name="ce1" office:value-type="string" calcext:value-type="string">
            <text:p>Packet Overhead (MB)</text:p>
          </table:table-cell>
          <table:table-cell table:style-name="ce2" office:value-type="float" office:value="0.001" calcext:value-type="float">
            <text:p>1.00E-03</text:p>
          </table:table-cell>
          <table:table-cell table:formula="of:=[.C4]*2" office:value-type="float" office:value="0.008" calcext:value-type="float">
            <text:p>0.008</text:p>
          </table:table-cell>
          <table:table-cell table:formula="of:=[.C5]*0.25" office:value-type="float" office:value="0.002" calcext:value-type="float">
            <text:p>0.002</text:p>
          </table:table-cell>
          <table:table-cell table:formula="of:=[.C5]*([.$B$6])" office:value-type="float" office:value="0.00024" calcext:value-type="float">
            <text:p>0.00024</text:p>
          </table:table-cell>
          <table:table-cell table:formula="of:=[.C5]+([.$B$5]) +[.E5] + [.D5]" office:value-type="float" office:value="0.01124" calcext:value-type="float">
            <text:p>0.01124</text:p>
          </table:table-cell>
          <table:table-cell table:formula="of:=IF([.C5]&lt;([.$B$2]);0.5 * [.C5] / ([.$B$2]);((0.5*([.$B$2])) + ([.C5]-([.$B$2])))/[.C5])" office:value-type="float" office:value="0.004" calcext:value-type="float">
            <text:p>0.004</text:p>
          </table:table-cell>
          <table:table-cell table:formula="of:=+[.G5]*([.$B$1])" office:value-type="float" office:value="4.096" calcext:value-type="float">
            <text:p>4.10</text:p>
          </table:table-cell>
          <table:table-cell table:formula="of:=([.$B$3])+([.$B$4])+[.C5]/[.H5]" office:value-type="float" office:value="21.001953125" calcext:value-type="float">
            <text:p>21.001953125</text:p>
          </table:table-cell>
        </table:table-row>
        <table:table-row table:style-name="ro1">
          <table:table-cell table:style-name="ce1" office:value-type="string" calcext:value-type="string">
            <text:p>Metadata to Data Ratio</text:p>
          </table:table-cell>
          <table:table-cell table:style-name="ce1" office:value-type="float" office:value="0.03" calcext:value-type="float">
            <office:annotation draw:style-name="gr2" draw:text-style-name="P3" svg:width="82.18pt" svg:height="50.49pt" svg:x="226.8pt" svg:y="21.46pt" draw:caption-point-x="-17.29pt" draw:caption-point-y="42.8pt">
              <dc:date>2017-05-18T00:00:00</dc:date>
              <text:p text:style-name="P2"><text:span text:style-name="T1">Metadata in ext4 are around 3%. Can be different on a Lustre FS</text:span></text:p>
            </office:annotation>
            <text:p>0.03</text:p>
          </table:table-cell>
          <table:table-cell table:formula="of:=[.C5]*2" office:value-type="float" office:value="0.016" calcext:value-type="float">
            <text:p>0.016</text:p>
          </table:table-cell>
          <table:table-cell table:formula="of:=[.C6]*0.25" office:value-type="float" office:value="0.004" calcext:value-type="float">
            <text:p>0.004</text:p>
          </table:table-cell>
          <table:table-cell table:formula="of:=[.C6]*([.$B$6])" office:value-type="float" office:value="0.00048" calcext:value-type="float">
            <text:p>0.00048</text:p>
          </table:table-cell>
          <table:table-cell table:formula="of:=[.C6]+([.$B$5]) +[.E6] + [.D6]" office:value-type="float" office:value="0.02148" calcext:value-type="float">
            <text:p>0.02148</text:p>
          </table:table-cell>
          <table:table-cell table:formula="of:=IF([.C6]&lt;([.$B$2]);0.5 * [.C6] / ([.$B$2]);((0.5*([.$B$2])) + ([.C6]-([.$B$2])))/[.C6])" office:value-type="float" office:value="0.008" calcext:value-type="float">
            <text:p>0.008</text:p>
          </table:table-cell>
          <table:table-cell table:formula="of:=+[.G6]*([.$B$1])" office:value-type="float" office:value="8.192" calcext:value-type="float">
            <text:p>8.19</text:p>
          </table:table-cell>
          <table:table-cell table:formula="of:=([.$B$3])+([.$B$4])+[.C6]/[.H6]" office:value-type="float" office:value="21.001953125" calcext:value-type="float">
            <text:p>21.001953125</text:p>
          </table:table-cell>
        </table:table-row>
        <table:table-row table:style-name="ro1">
          <table:table-cell table:number-columns-repeated="2"/>
          <table:table-cell table:formula="of:=[.C6]*2" office:value-type="float" office:value="0.032" calcext:value-type="float">
            <text:p>0.032</text:p>
          </table:table-cell>
          <table:table-cell table:formula="of:=[.C7]*0.25" office:value-type="float" office:value="0.008" calcext:value-type="float">
            <text:p>0.008</text:p>
          </table:table-cell>
          <table:table-cell table:formula="of:=[.C7]*([.$B$6])" office:value-type="float" office:value="0.00096" calcext:value-type="float">
            <text:p>0.00096</text:p>
          </table:table-cell>
          <table:table-cell table:formula="of:=[.C7]+([.$B$5]) +[.E7] + [.D7]" office:value-type="float" office:value="0.04196" calcext:value-type="float">
            <text:p>0.04196</text:p>
          </table:table-cell>
          <table:table-cell table:formula="of:=IF([.C7]&lt;([.$B$2]);0.5 * [.C7] / ([.$B$2]);((0.5*([.$B$2])) + ([.C7]-([.$B$2])))/[.C7])" office:value-type="float" office:value="0.016" calcext:value-type="float">
            <text:p>0.016</text:p>
          </table:table-cell>
          <table:table-cell table:formula="of:=+[.G7]*([.$B$1])" office:value-type="float" office:value="16.384" calcext:value-type="float">
            <text:p>16.38</text:p>
          </table:table-cell>
          <table:table-cell table:formula="of:=([.$B$3])+([.$B$4])+[.C7]/[.H7]" office:value-type="float" office:value="21.001953125" calcext:value-type="float">
            <text:p>21.001953125</text:p>
          </table:table-cell>
        </table:table-row>
        <table:table-row table:style-name="ro1">
          <table:table-cell table:number-columns-repeated="2"/>
          <table:table-cell table:formula="of:=[.C7]*2" office:value-type="float" office:value="0.064" calcext:value-type="float">
            <text:p>0.064</text:p>
          </table:table-cell>
          <table:table-cell table:formula="of:=[.C8]*0.25" office:value-type="float" office:value="0.016" calcext:value-type="float">
            <text:p>0.016</text:p>
          </table:table-cell>
          <table:table-cell table:formula="of:=[.C8]*([.$B$6])" office:value-type="float" office:value="0.00192" calcext:value-type="float">
            <text:p>0.00192</text:p>
          </table:table-cell>
          <table:table-cell table:formula="of:=[.C8]+([.$B$5]) +[.E8] + [.D8]" office:value-type="float" office:value="0.08292" calcext:value-type="float">
            <text:p>0.08292</text:p>
          </table:table-cell>
          <table:table-cell table:formula="of:=IF([.C8]&lt;([.$B$2]);0.5 * [.C8] / ([.$B$2]);((0.5*([.$B$2])) + ([.C8]-([.$B$2])))/[.C8])" office:value-type="float" office:value="0.032" calcext:value-type="float">
            <text:p>0.032</text:p>
          </table:table-cell>
          <table:table-cell table:formula="of:=+[.G8]*([.$B$1])" office:value-type="float" office:value="32.768" calcext:value-type="float">
            <text:p>32.77</text:p>
          </table:table-cell>
          <table:table-cell table:formula="of:=([.$B$3])+([.$B$4])+[.C8]/[.H8]" office:value-type="float" office:value="21.001953125" calcext:value-type="float">
            <text:p>21.001953125</text:p>
          </table:table-cell>
        </table:table-row>
        <table:table-row table:style-name="ro1">
          <table:table-cell table:number-columns-repeated="2"/>
          <table:table-cell table:formula="of:=[.C8]*2" office:value-type="float" office:value="0.128" calcext:value-type="float">
            <text:p>0.128</text:p>
          </table:table-cell>
          <table:table-cell table:formula="of:=[.C9]*0.25" office:value-type="float" office:value="0.032" calcext:value-type="float">
            <text:p>0.032</text:p>
          </table:table-cell>
          <table:table-cell table:formula="of:=[.C9]*([.$B$6])" office:value-type="float" office:value="0.00384" calcext:value-type="float">
            <text:p>0.00384</text:p>
          </table:table-cell>
          <table:table-cell table:formula="of:=[.C9]+([.$B$5]) +[.E9] + [.D9]" office:value-type="float" office:value="0.16484" calcext:value-type="float">
            <text:p>0.16484</text:p>
          </table:table-cell>
          <table:table-cell table:formula="of:=IF([.C9]&lt;([.$B$2]);0.5 * [.C9] / ([.$B$2]);((0.5*([.$B$2])) + ([.C9]-([.$B$2])))/[.C9])" office:value-type="float" office:value="0.064" calcext:value-type="float">
            <text:p>0.064</text:p>
          </table:table-cell>
          <table:table-cell table:formula="of:=+[.G9]*([.$B$1])" office:value-type="float" office:value="65.536" calcext:value-type="float">
            <text:p>65.54</text:p>
          </table:table-cell>
          <table:table-cell table:formula="of:=([.$B$3])+([.$B$4])+[.C9]/[.H9]" office:value-type="float" office:value="21.001953125" calcext:value-type="float">
            <text:p>21.001953125</text:p>
          </table:table-cell>
        </table:table-row>
        <table:table-row table:style-name="ro1">
          <table:table-cell table:number-columns-repeated="2"/>
          <table:table-cell table:formula="of:=[.C9]*2" office:value-type="float" office:value="0.256" calcext:value-type="float">
            <text:p>0.256</text:p>
          </table:table-cell>
          <table:table-cell table:formula="of:=[.C10]*0.25" office:value-type="float" office:value="0.064" calcext:value-type="float">
            <text:p>0.064</text:p>
          </table:table-cell>
          <table:table-cell table:formula="of:=[.C10]*([.$B$6])" office:value-type="float" office:value="0.00768" calcext:value-type="float">
            <text:p>0.00768</text:p>
          </table:table-cell>
          <table:table-cell table:formula="of:=[.C10]+([.$B$5]) +[.E10] + [.D10]" office:value-type="float" office:value="0.32868" calcext:value-type="float">
            <text:p>0.32868</text:p>
          </table:table-cell>
          <table:table-cell table:formula="of:=IF([.C10]&lt;([.$B$2]);0.5 * [.C10] / ([.$B$2]);((0.5*([.$B$2])) + ([.C10]-([.$B$2])))/[.C10])" office:value-type="float" office:value="0.128" calcext:value-type="float">
            <text:p>0.128</text:p>
          </table:table-cell>
          <table:table-cell table:formula="of:=+[.G10]*([.$B$1])" office:value-type="float" office:value="131.072" calcext:value-type="float">
            <text:p>131.07</text:p>
          </table:table-cell>
          <table:table-cell table:formula="of:=([.$B$3])+([.$B$4])+[.C10]/[.H10]" office:value-type="float" office:value="21.001953125" calcext:value-type="float">
            <text:p>21.001953125</text:p>
          </table:table-cell>
        </table:table-row>
        <table:table-row table:style-name="ro1">
          <table:table-cell table:number-columns-repeated="2"/>
          <table:table-cell table:formula="of:=[.C10]*2" office:value-type="float" office:value="0.512" calcext:value-type="float">
            <text:p>0.512</text:p>
          </table:table-cell>
          <table:table-cell table:formula="of:=[.C11]*0.25" office:value-type="float" office:value="0.128" calcext:value-type="float">
            <text:p>0.128</text:p>
          </table:table-cell>
          <table:table-cell table:formula="of:=[.C11]*([.$B$6])" office:value-type="float" office:value="0.01536" calcext:value-type="float">
            <text:p>0.01536</text:p>
          </table:table-cell>
          <table:table-cell table:formula="of:=[.C11]+([.$B$5]) +[.E11] + [.D11]" office:value-type="float" office:value="0.65636" calcext:value-type="float">
            <text:p>0.65636</text:p>
          </table:table-cell>
          <table:table-cell table:formula="of:=IF([.C11]&lt;([.$B$2]);0.5 * [.C11] / ([.$B$2]);((0.5*([.$B$2])) + ([.C11]-([.$B$2])))/[.C11])" office:value-type="float" office:value="0.256" calcext:value-type="float">
            <text:p>0.256</text:p>
          </table:table-cell>
          <table:table-cell table:formula="of:=+[.G11]*([.$B$1])" office:value-type="float" office:value="262.144" calcext:value-type="float">
            <text:p>262.14</text:p>
          </table:table-cell>
          <table:table-cell table:formula="of:=([.$B$3])+([.$B$4])+[.C11]/[.H11]" office:value-type="float" office:value="21.001953125" calcext:value-type="float">
            <text:p>21.001953125</text:p>
          </table:table-cell>
        </table:table-row>
        <table:table-row table:style-name="ro1">
          <table:table-cell table:number-columns-repeated="2"/>
          <table:table-cell table:formula="of:=[.C11]*2" office:value-type="float" office:value="1.024" calcext:value-type="float">
            <text:p>1.024</text:p>
          </table:table-cell>
          <table:table-cell table:formula="of:=[.C12]*0.25" office:value-type="float" office:value="0.256" calcext:value-type="float">
            <text:p>0.256</text:p>
          </table:table-cell>
          <table:table-cell table:formula="of:=[.C12]*([.$B$6])" office:value-type="float" office:value="0.03072" calcext:value-type="float">
            <text:p>0.03072</text:p>
          </table:table-cell>
          <table:table-cell table:formula="of:=[.C12]+([.$B$5]) +[.E12] + [.D12]" office:value-type="float" office:value="1.31172" calcext:value-type="float">
            <text:p>1.31172</text:p>
          </table:table-cell>
          <table:table-cell table:formula="of:=IF([.C12]&lt;([.$B$2]);0.5 * [.C12] / ([.$B$2]);((0.5*([.$B$2])) + ([.C12]-([.$B$2])))/[.C12])" office:value-type="float" office:value="0.51171875" calcext:value-type="float">
            <text:p>0.51171875</text:p>
          </table:table-cell>
          <table:table-cell table:formula="of:=+[.G12]*([.$B$1])" office:value-type="float" office:value="524" calcext:value-type="float">
            <text:p>524.00</text:p>
          </table:table-cell>
          <table:table-cell table:formula="of:=([.$B$3])+([.$B$4])+[.C12]/[.H12]" office:value-type="float" office:value="21.0019541984733" calcext:value-type="float">
            <text:p>21.0019541985</text:p>
          </table:table-cell>
        </table:table-row>
        <table:table-row table:style-name="ro1">
          <table:table-cell table:number-columns-repeated="2"/>
          <table:table-cell table:formula="of:=[.C12]*2" office:value-type="float" office:value="2.048" calcext:value-type="float">
            <text:p>2.048</text:p>
          </table:table-cell>
          <table:table-cell table:formula="of:=[.C13]*0.25" office:value-type="float" office:value="0.512" calcext:value-type="float">
            <text:p>0.512</text:p>
          </table:table-cell>
          <table:table-cell table:formula="of:=[.C13]*([.$B$6])" office:value-type="float" office:value="0.06144" calcext:value-type="float">
            <text:p>0.06144</text:p>
          </table:table-cell>
          <table:table-cell table:formula="of:=[.C13]+([.$B$5]) +[.E13] + [.D13]" office:value-type="float" office:value="2.62244" calcext:value-type="float">
            <text:p>2.62244</text:p>
          </table:table-cell>
          <table:table-cell table:formula="of:=IF([.C13]&lt;([.$B$2]);0.5 * [.C13] / ([.$B$2]);((0.5*([.$B$2])) + ([.C13]-([.$B$2])))/[.C13])" office:value-type="float" office:value="0.755859375" calcext:value-type="float">
            <text:p>0.755859375</text:p>
          </table:table-cell>
          <table:table-cell table:formula="of:=+[.G13]*([.$B$1])" office:value-type="float" office:value="774" calcext:value-type="float">
            <text:p>774.00</text:p>
          </table:table-cell>
          <table:table-cell table:formula="of:=([.$B$3])+([.$B$4])+[.C13]/[.H13]" office:value-type="float" office:value="21.002645994832" calcext:value-type="float">
            <text:p>21.0026459948</text:p>
          </table:table-cell>
        </table:table-row>
        <table:table-row table:style-name="ro1">
          <table:table-cell table:number-columns-repeated="2"/>
          <table:table-cell table:formula="of:=[.C13]*2" office:value-type="float" office:value="4.096" calcext:value-type="float">
            <text:p>4.096</text:p>
          </table:table-cell>
          <table:table-cell table:formula="of:=[.C14]*0.25" office:value-type="float" office:value="1.024" calcext:value-type="float">
            <text:p>1.024</text:p>
          </table:table-cell>
          <table:table-cell table:formula="of:=[.C14]*([.$B$6])" office:value-type="float" office:value="0.12288" calcext:value-type="float">
            <text:p>0.12288</text:p>
          </table:table-cell>
          <table:table-cell table:formula="of:=[.C14]+([.$B$5]) +[.E14] + [.D14]" office:value-type="float" office:value="5.24388" calcext:value-type="float">
            <text:p>5.24388</text:p>
          </table:table-cell>
          <table:table-cell table:formula="of:=IF([.C14]&lt;([.$B$2]);0.5 * [.C14] / ([.$B$2]);((0.5*([.$B$2])) + ([.C14]-([.$B$2])))/[.C14])" office:value-type="float" office:value="0.8779296875" calcext:value-type="float">
            <text:p>0.8779296875</text:p>
          </table:table-cell>
          <table:table-cell table:formula="of:=+[.G14]*([.$B$1])" office:value-type="float" office:value="899" calcext:value-type="float">
            <text:p>899.00</text:p>
          </table:table-cell>
          <table:table-cell table:formula="of:=([.$B$3])+([.$B$4])+[.C14]/[.H14]" office:value-type="float" office:value="21.0045561735261" calcext:value-type="float">
            <text:p>21.0045561735</text:p>
          </table:table-cell>
        </table:table-row>
        <table:table-row table:style-name="ro1">
          <table:table-cell table:number-columns-repeated="2"/>
          <table:table-cell table:formula="of:=[.C14]*2" office:value-type="float" office:value="8.192" calcext:value-type="float">
            <text:p>8.192</text:p>
          </table:table-cell>
          <table:table-cell table:formula="of:=[.C15]*0.25" office:value-type="float" office:value="2.048" calcext:value-type="float">
            <text:p>2.048</text:p>
          </table:table-cell>
          <table:table-cell table:formula="of:=[.C15]*([.$B$6])" office:value-type="float" office:value="0.24576" calcext:value-type="float">
            <text:p>0.24576</text:p>
          </table:table-cell>
          <table:table-cell table:formula="of:=[.C15]+([.$B$5]) +[.E15] + [.D15]" office:value-type="float" office:value="10.48676" calcext:value-type="float">
            <text:p>10.48676</text:p>
          </table:table-cell>
          <table:table-cell table:formula="of:=IF([.C15]&lt;([.$B$2]);0.5 * [.C15] / ([.$B$2]);((0.5*([.$B$2])) + ([.C15]-([.$B$2])))/[.C15])" office:value-type="float" office:value="0.93896484375" calcext:value-type="float">
            <text:p>0.9389648438</text:p>
          </table:table-cell>
          <table:table-cell table:formula="of:=+[.G15]*([.$B$1])" office:value-type="float" office:value="961.5" calcext:value-type="float">
            <text:p>961.50</text:p>
          </table:table-cell>
          <table:table-cell table:formula="of:=([.$B$3])+([.$B$4])+[.C15]/[.H15]" office:value-type="float" office:value="21.0085200208008" calcext:value-type="float">
            <text:p>21.0085200208</text:p>
          </table:table-cell>
        </table:table-row>
        <table:table-row table:style-name="ro1">
          <table:table-cell table:number-columns-repeated="2"/>
          <table:table-cell table:formula="of:=[.C15]*2" office:value-type="float" office:value="16.384" calcext:value-type="float">
            <text:p>16.384</text:p>
          </table:table-cell>
          <table:table-cell table:formula="of:=[.C16]*0.25" office:value-type="float" office:value="4.096" calcext:value-type="float">
            <text:p>4.096</text:p>
          </table:table-cell>
          <table:table-cell table:formula="of:=[.C16]*([.$B$6])" office:value-type="float" office:value="0.49152" calcext:value-type="float">
            <text:p>0.49152</text:p>
          </table:table-cell>
          <table:table-cell table:formula="of:=[.C16]+([.$B$5]) +[.E16] + [.D16]" office:value-type="float" office:value="20.97252" calcext:value-type="float">
            <text:p>20.97252</text:p>
          </table:table-cell>
          <table:table-cell table:formula="of:=IF([.C16]&lt;([.$B$2]);0.5 * [.C16] / ([.$B$2]);((0.5*([.$B$2])) + ([.C16]-([.$B$2])))/[.C16])" office:value-type="float" office:value="0.969482421875" calcext:value-type="float">
            <text:p>0.9694824219</text:p>
          </table:table-cell>
          <table:table-cell table:formula="of:=+[.G16]*([.$B$1])" office:value-type="float" office:value="992.75" calcext:value-type="float">
            <text:p>992.75</text:p>
          </table:table-cell>
          <table:table-cell table:formula="of:=([.$B$3])+([.$B$4])+[.C16]/[.H16]" office:value-type="float" office:value="21.0165036514732" calcext:value-type="float">
            <text:p>21.0165036515</text:p>
          </table:table-cell>
        </table:table-row>
        <table:table-row table:style-name="ro1">
          <table:table-cell table:number-columns-repeated="2"/>
          <table:table-cell table:formula="of:=[.C16]*2" office:value-type="float" office:value="32.768" calcext:value-type="float">
            <text:p>32.768</text:p>
          </table:table-cell>
          <table:table-cell table:formula="of:=[.C17]*0.25" office:value-type="float" office:value="8.192" calcext:value-type="float">
            <text:p>8.192</text:p>
          </table:table-cell>
          <table:table-cell table:formula="of:=[.C17]*([.$B$6])" office:value-type="float" office:value="0.98304" calcext:value-type="float">
            <text:p>0.98304</text:p>
          </table:table-cell>
          <table:table-cell table:formula="of:=[.C17]+([.$B$5]) +[.E17] + [.D17]" office:value-type="float" office:value="41.94404" calcext:value-type="float">
            <text:p>41.94404</text:p>
          </table:table-cell>
          <table:table-cell table:formula="of:=IF([.C17]&lt;([.$B$2]);0.5 * [.C17] / ([.$B$2]);((0.5*([.$B$2])) + ([.C17]-([.$B$2])))/[.C17])" office:value-type="float" office:value="0.9847412109375" calcext:value-type="float">
            <text:p>0.9847412109</text:p>
          </table:table-cell>
          <table:table-cell table:formula="of:=+[.G17]*([.$B$1])" office:value-type="float" office:value="1008.375" calcext:value-type="float">
            <text:p>1008.38</text:p>
          </table:table-cell>
          <table:table-cell table:formula="of:=([.$B$3])+([.$B$4])+[.C17]/[.H17]" office:value-type="float" office:value="21.032495847279" calcext:value-type="float">
            <text:p>21.0324958473</text:p>
          </table:table-cell>
        </table:table-row>
        <table:table-row table:style-name="ro1">
          <table:table-cell table:number-columns-repeated="2"/>
          <table:table-cell table:formula="of:=[.C17]*2" office:value-type="float" office:value="65.536" calcext:value-type="float">
            <text:p>65.536</text:p>
          </table:table-cell>
          <table:table-cell table:formula="of:=[.C18]*0.25" office:value-type="float" office:value="16.384" calcext:value-type="float">
            <text:p>16.384</text:p>
          </table:table-cell>
          <table:table-cell table:formula="of:=[.C18]*([.$B$6])" office:value-type="float" office:value="1.96608" calcext:value-type="float">
            <text:p>1.96608</text:p>
          </table:table-cell>
          <table:table-cell table:formula="of:=[.C18]+([.$B$5]) +[.E18] + [.D18]" office:value-type="float" office:value="83.88708" calcext:value-type="float">
            <text:p>83.88708</text:p>
          </table:table-cell>
          <table:table-cell table:formula="of:=IF([.C18]&lt;([.$B$2]);0.5 * [.C18] / ([.$B$2]);((0.5*([.$B$2])) + ([.C18]-([.$B$2])))/[.C18])" office:value-type="float" office:value="0.99237060546875" calcext:value-type="float">
            <text:p>0.9923706055</text:p>
          </table:table-cell>
          <table:table-cell table:formula="of:=+[.G18]*([.$B$1])" office:value-type="float" office:value="1016.1875" calcext:value-type="float">
            <text:p>1016.19</text:p>
          </table:table-cell>
          <table:table-cell table:formula="of:=([.$B$3])+([.$B$4])+[.C18]/[.H18]" office:value-type="float" office:value="21.0644920351805" calcext:value-type="float">
            <text:p>21.0644920352</text:p>
          </table:table-cell>
        </table:table-row>
        <table:table-row table:style-name="ro1">
          <table:table-cell table:number-columns-repeated="2"/>
          <table:table-cell table:formula="of:=[.C18]*2" office:value-type="float" office:value="131.072" calcext:value-type="float">
            <text:p>131.072</text:p>
          </table:table-cell>
          <table:table-cell table:formula="of:=[.C19]*0.25" office:value-type="float" office:value="32.768" calcext:value-type="float">
            <text:p>32.768</text:p>
          </table:table-cell>
          <table:table-cell table:formula="of:=[.C19]*([.$B$6])" office:value-type="float" office:value="3.93216" calcext:value-type="float">
            <text:p>3.93216</text:p>
          </table:table-cell>
          <table:table-cell table:formula="of:=[.C19]+([.$B$5]) +[.E19] + [.D19]" office:value-type="float" office:value="167.77316" calcext:value-type="float">
            <text:p>167.77316</text:p>
          </table:table-cell>
          <table:table-cell table:formula="of:=IF([.C19]&lt;([.$B$2]);0.5 * [.C19] / ([.$B$2]);((0.5*([.$B$2])) + ([.C19]-([.$B$2])))/[.C19])" office:value-type="float" office:value="0.996185302734375" calcext:value-type="float">
            <text:p>0.9961853027</text:p>
          </table:table-cell>
          <table:table-cell table:formula="of:=+[.G19]*([.$B$1])" office:value-type="float" office:value="1020.09375" calcext:value-type="float">
            <text:p>1020.09</text:p>
          </table:table-cell>
          <table:table-cell table:formula="of:=([.$B$3])+([.$B$4])+[.C19]/[.H19]" office:value-type="float" office:value="21.1284901510278" calcext:value-type="float">
            <text:p>21.128490151</text:p>
          </table:table-cell>
        </table:table-row>
        <table:table-row table:style-name="ro1">
          <table:table-cell table:number-columns-repeated="2"/>
          <table:table-cell table:formula="of:=[.C19]*2" office:value-type="float" office:value="262.144" calcext:value-type="float">
            <text:p>262.144</text:p>
          </table:table-cell>
          <table:table-cell table:formula="of:=[.C20]*0.25" office:value-type="float" office:value="65.536" calcext:value-type="float">
            <text:p>65.536</text:p>
          </table:table-cell>
          <table:table-cell table:formula="of:=[.C20]*([.$B$6])" office:value-type="float" office:value="7.86432" calcext:value-type="float">
            <text:p>7.86432</text:p>
          </table:table-cell>
          <table:table-cell table:formula="of:=[.C20]+([.$B$5]) +[.E20] + [.D20]" office:value-type="float" office:value="335.54532" calcext:value-type="float">
            <text:p>335.54532</text:p>
          </table:table-cell>
          <table:table-cell table:formula="of:=IF([.C20]&lt;([.$B$2]);0.5 * [.C20] / ([.$B$2]);((0.5*([.$B$2])) + ([.C20]-([.$B$2])))/[.C20])" office:value-type="float" office:value="0.998092651367188" calcext:value-type="float">
            <text:p>0.9980926514</text:p>
          </table:table-cell>
          <table:table-cell table:formula="of:=+[.G20]*([.$B$1])" office:value-type="float" office:value="1022.046875" calcext:value-type="float">
            <text:p>1022.05</text:p>
          </table:table-cell>
          <table:table-cell table:formula="of:=([.$B$3])+([.$B$4])+[.C20]/[.H20]" office:value-type="float" office:value="21.2564892143523" calcext:value-type="float">
            <text:p>21.2564892144</text:p>
          </table:table-cell>
        </table:table-row>
        <table:table-row table:style-name="ro1">
          <table:table-cell table:number-columns-repeated="2"/>
          <table:table-cell table:formula="of:=[.C20]*2" office:value-type="float" office:value="524.288" calcext:value-type="float">
            <text:p>524.288</text:p>
          </table:table-cell>
          <table:table-cell table:formula="of:=[.C21]*0.25" office:value-type="float" office:value="131.072" calcext:value-type="float">
            <text:p>131.072</text:p>
          </table:table-cell>
          <table:table-cell table:formula="of:=[.C21]*([.$B$6])" office:value-type="float" office:value="15.72864" calcext:value-type="float">
            <text:p>15.72864</text:p>
          </table:table-cell>
          <table:table-cell table:formula="of:=[.C21]+([.$B$5]) +[.E21] + [.D21]" office:value-type="float" office:value="671.08964" calcext:value-type="float">
            <text:p>671.08964</text:p>
          </table:table-cell>
          <table:table-cell table:formula="of:=IF([.C21]&lt;([.$B$2]);0.5 * [.C21] / ([.$B$2]);((0.5*([.$B$2])) + ([.C21]-([.$B$2])))/[.C21])" office:value-type="float" office:value="0.999046325683594" calcext:value-type="float">
            <text:p>0.9990463257</text:p>
          </table:table-cell>
          <table:table-cell table:formula="of:=+[.G21]*([.$B$1])" office:value-type="float" office:value="1023.0234375" calcext:value-type="float">
            <text:p>1023.02</text:p>
          </table:table-cell>
          <table:table-cell table:formula="of:=([.$B$3])+([.$B$4])+[.C21]/[.H21]" office:value-type="float" office:value="21.5124887473558" calcext:value-type="float">
            <text:p>21.5124887474</text:p>
          </table:table-cell>
        </table:table-row>
        <table:table-row table:style-name="ro1">
          <table:table-cell table:number-columns-repeated="2"/>
          <table:table-cell table:formula="of:=[.C21]*2" office:value-type="float" office:value="1048.576" calcext:value-type="float">
            <text:p>1048.576</text:p>
          </table:table-cell>
          <table:table-cell table:formula="of:=[.C22]*0.25" office:value-type="float" office:value="262.144" calcext:value-type="float">
            <text:p>262.144</text:p>
          </table:table-cell>
          <table:table-cell table:formula="of:=[.C22]*([.$B$6])" office:value-type="float" office:value="31.45728" calcext:value-type="float">
            <text:p>31.45728</text:p>
          </table:table-cell>
          <table:table-cell table:formula="of:=[.C22]+([.$B$5]) +[.E22] + [.D22]" office:value-type="float" office:value="1342.17828" calcext:value-type="float">
            <text:p>1342.17828</text:p>
          </table:table-cell>
          <table:table-cell table:formula="of:=IF([.C22]&lt;([.$B$2]);0.5 * [.C22] / ([.$B$2]);((0.5*([.$B$2])) + ([.C22]-([.$B$2])))/[.C22])" office:value-type="float" office:value="0.999523162841797" calcext:value-type="float">
            <text:p>0.9995231628</text:p>
          </table:table-cell>
          <table:table-cell table:formula="of:=+[.G22]*([.$B$1])" office:value-type="float" office:value="1023.51171875" calcext:value-type="float">
            <text:p>1023.51</text:p>
          </table:table-cell>
          <table:table-cell table:formula="of:=([.$B$3])+([.$B$4])+[.C22]/[.H22]" office:value-type="float" office:value="22.0244885141917" calcext:value-type="float">
            <text:p>22.0244885142</text:p>
          </table:table-cell>
        </table:table-row>
        <table:table-row table:style-name="ro1">
          <table:table-cell table:number-columns-repeated="2"/>
          <table:table-cell table:formula="of:=[.C22]*2" office:value-type="float" office:value="2097.152" calcext:value-type="float">
            <text:p>2097.152</text:p>
          </table:table-cell>
          <table:table-cell table:formula="of:=[.C23]*0.25" office:value-type="float" office:value="524.288" calcext:value-type="float">
            <text:p>524.288</text:p>
          </table:table-cell>
          <table:table-cell table:formula="of:=[.C23]*([.$B$6])" office:value-type="float" office:value="62.91456" calcext:value-type="float">
            <text:p>62.91456</text:p>
          </table:table-cell>
          <table:table-cell table:formula="of:=[.C23]+([.$B$5]) +[.E23] + [.D23]" office:value-type="float" office:value="2684.35556" calcext:value-type="float">
            <text:p>2684.35556</text:p>
          </table:table-cell>
          <table:table-cell table:formula="of:=IF([.C23]&lt;([.$B$2]);0.5 * [.C23] / ([.$B$2]);((0.5*([.$B$2])) + ([.C23]-([.$B$2])))/[.C23])" office:value-type="float" office:value="0.999761581420898" calcext:value-type="float">
            <text:p>0.9997615814</text:p>
          </table:table-cell>
          <table:table-cell table:formula="of:=+[.G23]*([.$B$1])" office:value-type="float" office:value="1023.755859375" calcext:value-type="float">
            <text:p>1023.76</text:p>
          </table:table-cell>
          <table:table-cell table:formula="of:=([.$B$3])+([.$B$4])+[.C23]/[.H23]" office:value-type="float" office:value="23.0484883976931" calcext:value-type="float">
            <text:p>23.0484883977</text:p>
          </table:table-cell>
        </table:table-row>
        <table:table-row table:style-name="ro1">
          <table:table-cell table:number-columns-repeated="2"/>
          <table:table-cell table:formula="of:=[.C23]*2" office:value-type="float" office:value="4194.304" calcext:value-type="float">
            <text:p>4194.304</text:p>
          </table:table-cell>
          <table:table-cell table:formula="of:=[.C24]*0.25" office:value-type="float" office:value="1048.576" calcext:value-type="float">
            <text:p>1048.576</text:p>
          </table:table-cell>
          <table:table-cell table:formula="of:=[.C24]*([.$B$6])" office:value-type="float" office:value="125.82912" calcext:value-type="float">
            <text:p>125.82912</text:p>
          </table:table-cell>
          <table:table-cell table:formula="of:=[.C24]+([.$B$5]) +[.E24] + [.D24]" office:value-type="float" office:value="5368.71012" calcext:value-type="float">
            <text:p>5368.71012</text:p>
          </table:table-cell>
          <table:table-cell table:formula="of:=IF([.C24]&lt;([.$B$2]);0.5 * [.C24] / ([.$B$2]);((0.5*([.$B$2])) + ([.C24]-([.$B$2])))/[.C24])" office:value-type="float" office:value="0.999880790710449" calcext:value-type="float">
            <text:p>0.9998807907</text:p>
          </table:table-cell>
          <table:table-cell table:formula="of:=+[.G24]*([.$B$1])" office:value-type="float" office:value="1023.8779296875" calcext:value-type="float">
            <text:p>1023.88</text:p>
          </table:table-cell>
          <table:table-cell table:formula="of:=([.$B$3])+([.$B$4])+[.C24]/[.H24]" office:value-type="float" office:value="25.0964883394646" calcext:value-type="float">
            <text:p>25.0964883395</text:p>
          </table:table-cell>
        </table:table-row>
        <table:table-row table:style-name="ro1">
          <table:table-cell table:number-columns-repeated="2"/>
          <table:table-cell table:formula="of:=[.C24]*2" office:value-type="float" office:value="8388.608" calcext:value-type="float">
            <text:p>8388.608</text:p>
          </table:table-cell>
          <table:table-cell table:formula="of:=[.C25]*0.25" office:value-type="float" office:value="2097.152" calcext:value-type="float">
            <text:p>2097.152</text:p>
          </table:table-cell>
          <table:table-cell table:formula="of:=[.C25]*([.$B$6])" office:value-type="float" office:value="251.65824" calcext:value-type="float">
            <text:p>251.65824</text:p>
          </table:table-cell>
          <table:table-cell table:formula="of:=[.C25]+([.$B$5]) +[.E25] + [.D25]" office:value-type="float" office:value="10737.41924" calcext:value-type="float">
            <text:p>10737.41924</text:p>
          </table:table-cell>
          <table:table-cell table:formula="of:=IF([.C25]&lt;([.$B$2]);0.5 * [.C25] / ([.$B$2]);((0.5*([.$B$2])) + ([.C25]-([.$B$2])))/[.C25])" office:value-type="float" office:value="0.999940395355225" calcext:value-type="float">
            <text:p>0.9999403954</text:p>
          </table:table-cell>
          <table:table-cell table:formula="of:=+[.G25]*([.$B$1])" office:value-type="float" office:value="1023.93896484375" calcext:value-type="float">
            <text:p>1023.94</text:p>
          </table:table-cell>
          <table:table-cell table:formula="of:=([.$B$3])+([.$B$4])+[.C25]/[.H25]" office:value-type="float" office:value="29.1924883103556" calcext:value-type="float">
            <text:p>29.1924883104</text:p>
          </table:table-cell>
        </table:table-row>
        <table:table-row table:style-name="ro1">
          <table:table-cell table:number-columns-repeated="2"/>
          <table:table-cell table:formula="of:=[.C25]*2" office:value-type="float" office:value="16777.216" calcext:value-type="float">
            <text:p>16777.216</text:p>
          </table:table-cell>
          <table:table-cell table:formula="of:=[.C26]*0.25" office:value-type="float" office:value="4194.304" calcext:value-type="float">
            <text:p>4194.304</text:p>
          </table:table-cell>
          <table:table-cell table:formula="of:=[.C26]*([.$B$6])" office:value-type="float" office:value="503.31648" calcext:value-type="float">
            <text:p>503.31648</text:p>
          </table:table-cell>
          <table:table-cell table:formula="of:=[.C26]+([.$B$5]) +[.E26] + [.D26]" office:value-type="float" office:value="21474.83748" calcext:value-type="float">
            <text:p>21474.83748</text:p>
          </table:table-cell>
          <table:table-cell table:formula="of:=IF([.C26]&lt;([.$B$2]);0.5 * [.C26] / ([.$B$2]);((0.5*([.$B$2])) + ([.C26]-([.$B$2])))/[.C26])" office:value-type="float" office:value="0.999970197677612" calcext:value-type="float">
            <text:p>0.9999701977</text:p>
          </table:table-cell>
          <table:table-cell table:formula="of:=+[.G26]*([.$B$1])" office:value-type="float" office:value="1023.96948242188" calcext:value-type="float">
            <text:p>1023.97</text:p>
          </table:table-cell>
          <table:table-cell table:formula="of:=([.$B$3])+([.$B$4])+[.C26]/[.H26]" office:value-type="float" office:value="37.3844882958023" calcext:value-type="float">
            <text:p>37.3844882958</text:p>
          </table:table-cell>
        </table:table-row>
        <table:table-row table:style-name="ro1">
          <table:table-cell table:number-columns-repeated="2"/>
          <table:table-cell table:formula="of:=[.C26]*2" office:value-type="float" office:value="33554.432" calcext:value-type="float">
            <text:p>33554.432</text:p>
          </table:table-cell>
          <table:table-cell table:formula="of:=[.C27]*0.25" office:value-type="float" office:value="8388.608" calcext:value-type="float">
            <text:p>8388.608</text:p>
          </table:table-cell>
          <table:table-cell table:formula="of:=[.C27]*([.$B$6])" office:value-type="float" office:value="1006.63296" calcext:value-type="float">
            <text:p>1006.63296</text:p>
          </table:table-cell>
          <table:table-cell table:formula="of:=[.C27]+([.$B$5]) +[.E27] + [.D27]" office:value-type="float" office:value="42949.67396" calcext:value-type="float">
            <text:p>42949.67396</text:p>
          </table:table-cell>
          <table:table-cell table:formula="of:=IF([.C27]&lt;([.$B$2]);0.5 * [.C27] / ([.$B$2]);((0.5*([.$B$2])) + ([.C27]-([.$B$2])))/[.C27])" office:value-type="float" office:value="0.999985098838806" calcext:value-type="float">
            <text:p>0.9999850988</text:p>
          </table:table-cell>
          <table:table-cell table:formula="of:=+[.G27]*([.$B$1])" office:value-type="float" office:value="1023.98474121094" calcext:value-type="float">
            <text:p>1023.98</text:p>
          </table:table-cell>
          <table:table-cell table:formula="of:=([.$B$3])+([.$B$4])+[.C27]/[.H27]" office:value-type="float" office:value="53.768488288526" calcext:value-type="float">
            <text:p>53.7684882885</text:p>
          </table:table-cell>
        </table:table-row>
        <table:table-row table:style-name="ro1">
          <table:table-cell table:number-columns-repeated="2"/>
          <table:table-cell table:formula="of:=[.C27]*2" office:value-type="float" office:value="67108.864" calcext:value-type="float">
            <text:p>67108.864</text:p>
          </table:table-cell>
          <table:table-cell table:formula="of:=[.C28]*0.25" office:value-type="float" office:value="16777.216" calcext:value-type="float">
            <text:p>16777.216</text:p>
          </table:table-cell>
          <table:table-cell table:formula="of:=[.C28]*([.$B$6])" office:value-type="float" office:value="2013.26592" calcext:value-type="float">
            <text:p>2013.26592</text:p>
          </table:table-cell>
          <table:table-cell table:formula="of:=[.C28]+([.$B$5]) +[.E28] + [.D28]" office:value-type="float" office:value="85899.34692" calcext:value-type="float">
            <text:p>85899.34692</text:p>
          </table:table-cell>
          <table:table-cell table:formula="of:=IF([.C28]&lt;([.$B$2]);0.5 * [.C28] / ([.$B$2]);((0.5*([.$B$2])) + ([.C28]-([.$B$2])))/[.C28])" office:value-type="float" office:value="0.999992549419403" calcext:value-type="float">
            <text:p>0.9999925494</text:p>
          </table:table-cell>
          <table:table-cell table:formula="of:=+[.G28]*([.$B$1])" office:value-type="float" office:value="1023.99237060547" calcext:value-type="float">
            <text:p>1023.99</text:p>
          </table:table-cell>
          <table:table-cell table:formula="of:=([.$B$3])+([.$B$4])+[.C28]/[.H28]" office:value-type="float" office:value="86.5364882848879" calcext:value-type="float">
            <text:p>86.5364882849</text:p>
          </table:table-cell>
        </table:table-row>
        <table:table-row table:style-name="ro1">
          <table:table-cell table:number-columns-repeated="2"/>
          <table:table-cell table:formula="of:=[.C28]*2" office:value-type="float" office:value="134217.728" calcext:value-type="float">
            <text:p>134217.728</text:p>
          </table:table-cell>
          <table:table-cell table:formula="of:=[.C29]*0.25" office:value-type="float" office:value="33554.432" calcext:value-type="float">
            <text:p>33554.432</text:p>
          </table:table-cell>
          <table:table-cell table:formula="of:=[.C29]*([.$B$6])" office:value-type="float" office:value="4026.53184" calcext:value-type="float">
            <text:p>4026.53184</text:p>
          </table:table-cell>
          <table:table-cell table:formula="of:=[.C29]+([.$B$5]) +[.E29] + [.D29]" office:value-type="float" office:value="171798.69284" calcext:value-type="float">
            <text:p>171798.69284</text:p>
          </table:table-cell>
          <table:table-cell table:formula="of:=IF([.C29]&lt;([.$B$2]);0.5 * [.C29] / ([.$B$2]);((0.5*([.$B$2])) + ([.C29]-([.$B$2])))/[.C29])" office:value-type="float" office:value="0.999996274709702" calcext:value-type="float">
            <text:p>0.9999962747</text:p>
          </table:table-cell>
          <table:table-cell table:formula="of:=+[.G29]*([.$B$1])" office:value-type="float" office:value="1023.99618530273" calcext:value-type="float">
            <text:p>1024.00</text:p>
          </table:table-cell>
          <table:table-cell table:formula="of:=([.$B$3])+([.$B$4])+[.C29]/[.H29]" office:value-type="float" office:value="152.07248828307" calcext:value-type="float">
            <text:p>152.0724882831</text:p>
          </table:table-cell>
        </table:table-row>
        <table:table-row table:style-name="ro1">
          <table:table-cell table:number-columns-repeated="5"/>
          <table:table-cell table:style-name="ce4"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ce5"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ce6"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ce7"/>
          <table:table-cell table:style-name="Default" table:number-columns-repeated="3"/>
        </table:table-row>
        <calcext:conditional-formats>
          <calcext:conditional-format calcext:target-range-address="Sheet1.F30:Sheet1.F30">
            <calcext:condition calcext:apply-style-name="Green" calcext:value="&gt;0.9" calcext:base-cell-address="Sheet1.F30"/>
          </calcext:conditional-format>
          <calcext:conditional-format calcext:target-range-address="Sheet1.F31:Sheet1.F31">
            <calcext:condition calcext:apply-style-name="Green" calcext:value="&gt;0.9" calcext:base-cell-address="Sheet1.F31"/>
          </calcext:conditional-format>
          <calcext:conditional-format calcext:target-range-address="Sheet1.F32:Sheet1.F32">
            <calcext:condition calcext:apply-style-name="Green" calcext:value="&gt;0.9" calcext:base-cell-address="Sheet1.F32"/>
          </calcext:conditional-format>
          <calcext:conditional-format calcext:target-range-address="Sheet1.F33:Sheet1.F33">
            <calcext:condition calcext:apply-style-name="Green" calcext:value="&gt;0.9" calcext:base-cell-address="Sheet1.F33"/>
          </calcext:conditional-format>
          <calcext:conditional-format calcext:target-range-address="Sheet1.G2:Sheet1.G29">
            <calcext:condition calcext:apply-style-name="Green" calcext:value="&gt;0.9" calcext:base-cell-address="Sheet1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ext-properties fo:color="#00cc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5:25:16.974818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2:05:42.932478772</meta:creation-date>
    <dc:date>2017-05-22T17:21:30.755194344</dc:date>
    <meta:editing-duration>PT3H39M54S</meta:editing-duration>
    <meta:editing-cycles>6</meta:editing-cycles>
    <meta:generator>LibreOffice/5.1.6.2$Linux_X86_64 LibreOffice_project/10m0$Build-2</meta:generator>
    <meta:document-statistic meta:table-count="1" meta:cell-count="2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65cm" svg:height="5.183cm" xlink:href=".." xlink:type="simple" chart:class="chart:line" chart:style-name="ch1">
        <chart:title svg:x="7.702cm" svg:y="0.239cm" chart:style-name="ch2">
          <text:p>Ratio</text:p>
        </chart:title>
        <chart:legend chart:legend-position="end" svg:x="14.248cm" svg:y="2.289cm" style:legend-expansion="high" chart:style-name="ch3"/>
        <chart:plot-area chart:style-name="ch4" table:cell-range-address="Sheet1.C3:Sheet1.C22 Sheet1.G2:Sheet1.G22" chart:data-source-has-labels="both" svg:x="0.333cm" svg:y="1.147cm" svg:width="13.582cm" svg:height="3.933cm">
          <chartooo:coordinate-region svg:x="1.071cm" svg:y="1.147cm" svg:width="12.682cm" svg:height="2.177cm"/>
          <chart:axis chart:dimension="x" chart:name="primary-x" chart:style-name="ch5" chartooo:axis-type="auto">
            <chartooo:date-scale/>
            <chart:categories table:cell-range-address="Sheet1.C3:Sheet1.C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3:Sheet1.G22" chart:label-cell-address="Sheet1.G2:Sheet1.G2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5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0.002">
                <text:p>0.002</text:p>
                <draw:g>
                  <svg:desc>Sheet1.C3:Sheet1.C22</svg:desc>
                </draw:g>
              </table:table-cell>
              <table:table-cell office:value-type="float" office:value="0.001">
                <text:p>0.001</text:p>
                <draw:g>
                  <svg:desc>Sheet1.G3:Sheet1.G22</svg:desc>
                </draw:g>
              </table:table-cell>
            </table:table-row>
            <table:table-row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008">
                <text:p>0.00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0.016">
                <text:p>0.01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0.032">
                <text:p>0.03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0.064">
                <text:p>0.06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0.128">
                <text:p>0.128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0.256">
                <text:p>0.256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float" office:value="0.512">
                <text:p>0.512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1.024">
                <text:p>1.024</text:p>
              </table:table-cell>
              <table:table-cell office:value-type="float" office:value="0.51171875">
                <text:p>0.51171875</text:p>
              </table:table-cell>
            </table:table-row>
            <table:table-row>
              <table:table-cell office:value-type="float" office:value="2.048">
                <text:p>2.048</text:p>
              </table:table-cell>
              <table:table-cell office:value-type="float" office:value="0.755859375">
                <text:p>0.755859375</text:p>
              </table:table-cell>
            </table:table-row>
            <table:table-row>
              <table:table-cell office:value-type="float" office:value="4.096">
                <text:p>4.096</text:p>
              </table:table-cell>
              <table:table-cell office:value-type="float" office:value="0.8779296875">
                <text:p>0.8779296875</text:p>
              </table:table-cell>
            </table:table-row>
            <table:table-row>
              <table:table-cell office:value-type="float" office:value="8.192">
                <text:p>8.192</text:p>
              </table:table-cell>
              <table:table-cell office:value-type="float" office:value="0.93896484375">
                <text:p>0.93896484375</text:p>
              </table:table-cell>
            </table:table-row>
            <table:table-row>
              <table:table-cell office:value-type="float" office:value="16.384">
                <text:p>16.384</text:p>
              </table:table-cell>
              <table:table-cell office:value-type="float" office:value="0.969482421875">
                <text:p>0.969482421875</text:p>
              </table:table-cell>
            </table:table-row>
            <table:table-row>
              <table:table-cell office:value-type="float" office:value="32.768">
                <text:p>32.768</text:p>
              </table:table-cell>
              <table:table-cell office:value-type="float" office:value="0.9847412109375">
                <text:p>0.9847412109375</text:p>
              </table:table-cell>
            </table:table-row>
            <table:table-row>
              <table:table-cell office:value-type="float" office:value="65.536">
                <text:p>65.536</text:p>
              </table:table-cell>
              <table:table-cell office:value-type="float" office:value="0.99237060546875">
                <text:p>0.99237060546875</text:p>
              </table:table-cell>
            </table:table-row>
            <table:table-row>
              <table:table-cell office:value-type="float" office:value="131.072">
                <text:p>131.072</text:p>
              </table:table-cell>
              <table:table-cell office:value-type="float" office:value="0.996185302734375">
                <text:p>0.996185302734375</text:p>
              </table:table-cell>
            </table:table-row>
            <table:table-row>
              <table:table-cell office:value-type="float" office:value="262.144">
                <text:p>262.144</text:p>
              </table:table-cell>
              <table:table-cell office:value-type="float" office:value="0.998092651367188">
                <text:p>0.998092651367188</text:p>
              </table:table-cell>
            </table:table-row>
            <table:table-row>
              <table:table-cell office:value-type="float" office:value="524.288">
                <text:p>524.288</text:p>
              </table:table-cell>
              <table:table-cell office:value-type="float" office:value="0.999046325683594">
                <text:p>0.999046325683594</text:p>
              </table:table-cell>
            </table:table-row>
            <table:table-row>
              <table:table-cell office:value-type="float" office:value="1048.576">
                <text:p>1048.576</text:p>
              </table:table-cell>
              <table:table-cell office:value-type="float" office:value="0.999523162841797">
                <text:p>0.9995231628417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62cm" svg:height="6.969cm" xlink:href=".." xlink:type="simple" chart:class="chart:line" chart:style-name="ch1">
        <chart:title svg:x="6.305cm" svg:y="0.275cm" chart:style-name="ch2">
          <text:p>Time Required</text:p>
        </chart:title>
        <chart:legend chart:legend-position="end" svg:x="13cm" svg:y="3.182cm" style:legend-expansion="high" chart:style-name="ch3"/>
        <chart:plot-area chart:style-name="ch4" table:cell-range-address="Sheet1.C2:Sheet1.C29 Sheet1.I2:Sheet1.I29" chart:data-source-has-labels="column" svg:x="0.315cm" svg:y="1.219cm" svg:width="12.37cm" svg:height="5.611cm">
          <chartooo:coordinate-region svg:x="1.138cm" svg:y="1.219cm" svg:width="11.547cm" svg:height="3.722cm"/>
          <chart:axis chart:dimension="x" chart:name="primary-x" chart:style-name="ch5" chartooo:axis-type="auto">
            <chartooo:date-scale/>
            <chart:categories table:cell-range-address="Sheet1.C2:Sheet1.C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29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0.001">
                <text:p>0.001</text:p>
                <draw:g>
                  <svg:desc>Sheet1.C2:Sheet1.C29</svg:desc>
                </draw:g>
              </table:table-cell>
              <table:table-cell office:value-type="float" office:value="21.001953125">
                <text:p>21.001953125</text:p>
                <draw:g>
                  <svg:desc>Sheet1.I2:Sheet1.I29</svg:desc>
                </draw:g>
              </table:table-cell>
            </table:table-row>
            <table:table-row>
              <table:table-cell office:value-type="float" office:value="0.002">
                <text:p>0.002</text:p>
              </table:table-cell>
              <table:table-cell office:value-type="float" office:value="21.001953125">
                <text:p>21.001953125</text:p>
              </table:table-cell>
            </table:table-row>
            <table:table-row>
              <table:table-cell office:value-type="float" office:value="0.004">
                <text:p>0.004</text:p>
              </table:table-cell>
              <table:table-cell office:value-type="float" office:value="21.001953125">
                <text:p>21.001953125</text:p>
              </table:table-cell>
            </table:table-row>
            <table:table-row>
              <table:table-cell office:value-type="float" office:value="0.008">
                <text:p>0.008</text:p>
              </table:table-cell>
              <table:table-cell office:value-type="float" office:value="21.001953125">
                <text:p>21.001953125</text:p>
              </table:table-cell>
            </table:table-row>
            <table:table-row>
              <table:table-cell office:value-type="float" office:value="0.016">
                <text:p>0.016</text:p>
              </table:table-cell>
              <table:table-cell office:value-type="float" office:value="21.001953125">
                <text:p>21.001953125</text:p>
              </table:table-cell>
            </table:table-row>
            <table:table-row>
              <table:table-cell office:value-type="float" office:value="0.032">
                <text:p>0.032</text:p>
              </table:table-cell>
              <table:table-cell office:value-type="float" office:value="21.001953125">
                <text:p>21.001953125</text:p>
              </table:table-cell>
            </table:table-row>
            <table:table-row>
              <table:table-cell office:value-type="float" office:value="0.064">
                <text:p>0.064</text:p>
              </table:table-cell>
              <table:table-cell office:value-type="float" office:value="21.001953125">
                <text:p>21.001953125</text:p>
              </table:table-cell>
            </table:table-row>
            <table:table-row>
              <table:table-cell office:value-type="float" office:value="0.128">
                <text:p>0.128</text:p>
              </table:table-cell>
              <table:table-cell office:value-type="float" office:value="21.001953125">
                <text:p>21.001953125</text:p>
              </table:table-cell>
            </table:table-row>
            <table:table-row>
              <table:table-cell office:value-type="float" office:value="0.256">
                <text:p>0.256</text:p>
              </table:table-cell>
              <table:table-cell office:value-type="float" office:value="21.001953125">
                <text:p>21.001953125</text:p>
              </table:table-cell>
            </table:table-row>
            <table:table-row>
              <table:table-cell office:value-type="float" office:value="0.512">
                <text:p>0.512</text:p>
              </table:table-cell>
              <table:table-cell office:value-type="float" office:value="21.001953125">
                <text:p>21.001953125</text:p>
              </table:table-cell>
            </table:table-row>
            <table:table-row>
              <table:table-cell office:value-type="float" office:value="1.024">
                <text:p>1.024</text:p>
              </table:table-cell>
              <table:table-cell office:value-type="float" office:value="21.0019541984733">
                <text:p>21.0019541984733</text:p>
              </table:table-cell>
            </table:table-row>
            <table:table-row>
              <table:table-cell office:value-type="float" office:value="2.048">
                <text:p>2.048</text:p>
              </table:table-cell>
              <table:table-cell office:value-type="float" office:value="21.002645994832">
                <text:p>21.002645994832</text:p>
              </table:table-cell>
            </table:table-row>
            <table:table-row>
              <table:table-cell office:value-type="float" office:value="4.096">
                <text:p>4.096</text:p>
              </table:table-cell>
              <table:table-cell office:value-type="float" office:value="21.0045561735261">
                <text:p>21.0045561735261</text:p>
              </table:table-cell>
            </table:table-row>
            <table:table-row>
              <table:table-cell office:value-type="float" office:value="8.192">
                <text:p>8.192</text:p>
              </table:table-cell>
              <table:table-cell office:value-type="float" office:value="21.0085200208008">
                <text:p>21.0085200208008</text:p>
              </table:table-cell>
            </table:table-row>
            <table:table-row>
              <table:table-cell office:value-type="float" office:value="16.384">
                <text:p>16.384</text:p>
              </table:table-cell>
              <table:table-cell office:value-type="float" office:value="21.0165036514732">
                <text:p>21.0165036514732</text:p>
              </table:table-cell>
            </table:table-row>
            <table:table-row>
              <table:table-cell office:value-type="float" office:value="32.768">
                <text:p>32.768</text:p>
              </table:table-cell>
              <table:table-cell office:value-type="float" office:value="21.032495847279">
                <text:p>21.032495847279</text:p>
              </table:table-cell>
            </table:table-row>
            <table:table-row>
              <table:table-cell office:value-type="float" office:value="65.536">
                <text:p>65.536</text:p>
              </table:table-cell>
              <table:table-cell office:value-type="float" office:value="21.0644920351805">
                <text:p>21.0644920351805</text:p>
              </table:table-cell>
            </table:table-row>
            <table:table-row>
              <table:table-cell office:value-type="float" office:value="131.072">
                <text:p>131.072</text:p>
              </table:table-cell>
              <table:table-cell office:value-type="float" office:value="21.1284901510278">
                <text:p>21.1284901510278</text:p>
              </table:table-cell>
            </table:table-row>
            <table:table-row>
              <table:table-cell office:value-type="float" office:value="262.144">
                <text:p>262.144</text:p>
              </table:table-cell>
              <table:table-cell office:value-type="float" office:value="21.2564892143523">
                <text:p>21.2564892143523</text:p>
              </table:table-cell>
            </table:table-row>
            <table:table-row>
              <table:table-cell office:value-type="float" office:value="524.288">
                <text:p>524.288</text:p>
              </table:table-cell>
              <table:table-cell office:value-type="float" office:value="21.5124887473558">
                <text:p>21.5124887473558</text:p>
              </table:table-cell>
            </table:table-row>
            <table:table-row>
              <table:table-cell office:value-type="float" office:value="1048.576">
                <text:p>1048.576</text:p>
              </table:table-cell>
              <table:table-cell office:value-type="float" office:value="22.0244885141917">
                <text:p>22.0244885141917</text:p>
              </table:table-cell>
            </table:table-row>
            <table:table-row>
              <table:table-cell office:value-type="float" office:value="2097.152">
                <text:p>2097.152</text:p>
              </table:table-cell>
              <table:table-cell office:value-type="float" office:value="23.0484883976931">
                <text:p>23.0484883976931</text:p>
              </table:table-cell>
            </table:table-row>
            <table:table-row>
              <table:table-cell office:value-type="float" office:value="4194.304">
                <text:p>4194.304</text:p>
              </table:table-cell>
              <table:table-cell office:value-type="float" office:value="25.0964883394646">
                <text:p>25.0964883394646</text:p>
              </table:table-cell>
            </table:table-row>
            <table:table-row>
              <table:table-cell office:value-type="float" office:value="8388.608">
                <text:p>8388.608</text:p>
              </table:table-cell>
              <table:table-cell office:value-type="float" office:value="29.1924883103556">
                <text:p>29.1924883103556</text:p>
              </table:table-cell>
            </table:table-row>
            <table:table-row>
              <table:table-cell office:value-type="float" office:value="16777.216">
                <text:p>16777.216</text:p>
              </table:table-cell>
              <table:table-cell office:value-type="float" office:value="37.3844882958023">
                <text:p>37.3844882958023</text:p>
              </table:table-cell>
            </table:table-row>
            <table:table-row>
              <table:table-cell office:value-type="float" office:value="33554.432">
                <text:p>33554.432</text:p>
              </table:table-cell>
              <table:table-cell office:value-type="float" office:value="53.768488288526">
                <text:p>53.768488288526</text:p>
              </table:table-cell>
            </table:table-row>
            <table:table-row>
              <table:table-cell office:value-type="float" office:value="67108.864">
                <text:p>67108.864</text:p>
              </table:table-cell>
              <table:table-cell office:value-type="float" office:value="86.5364882848879">
                <text:p>86.5364882848879</text:p>
              </table:table-cell>
            </table:table-row>
            <table:table-row>
              <table:table-cell office:value-type="float" office:value="134217.728">
                <text:p>134217.728</text:p>
              </table:table-cell>
              <table:table-cell office:value-type="float" office:value="152.07248828307">
                <text:p>152.07248828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